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10000001000007E0000005CC1100486D.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fo:language="en" fo:country="US" officeooo:rsid="00551475"/>
    </style:style>
    <style:style style:name="T19" style:family="text">
      <style:text-properties fo:language="en" fo:country="US" officeooo:rsid="004c1da9"/>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10a483"/>
    </style:style>
    <style:style style:name="T27" style:family="text">
      <style:text-properties officeooo:rsid="006344ab"/>
    </style:style>
    <style:style style:name="T28" style:family="text">
      <style:text-properties officeooo:rsid="00645e91"/>
    </style:style>
    <style:style style:name="T29" style:family="text">
      <style:text-properties officeooo:rsid="0038f506"/>
    </style:style>
    <style:style style:name="T30" style:family="text">
      <style:text-properties officeooo:rsid="005c00a9"/>
    </style:style>
    <style:style style:name="T31" style:family="text">
      <style:text-properties officeooo:rsid="0045044b"/>
    </style:style>
    <style:style style:name="T32" style:family="text">
      <style:text-properties officeooo:rsid="00112fcc"/>
    </style:style>
    <style:style style:name="T33" style:family="text">
      <style:text-properties officeooo:rsid="001570ad"/>
    </style:style>
    <style:style style:name="T34" style:family="text">
      <style:text-properties officeooo:rsid="0011aa1f"/>
    </style:style>
    <style:style style:name="T35" style:family="text">
      <style:text-properties officeooo:rsid="0012cbfe"/>
    </style:style>
    <style:style style:name="T36" style:family="text">
      <style:text-properties officeooo:rsid="00467e7d"/>
    </style:style>
    <style:style style:name="T37"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513cm" draw:z-index="11"><draw:image xlink:href="Pictures/10000001000007E0000005CC1100486D.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8"><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3"><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4"><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text:soft-page-break/>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5"><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text:span text:style-name="T2">All planets have a combat strength of 100% at the start of the game. You can increase the combat strength of your planets to 150% and 200%. When you launch an attack, your battleships receive the combat </text:span><text:span text:style-name="T18">strength</text:span><text:span text:style-name="T2"> of the starting planet. The defender receives the combat </text:span><text:span text:style-name="T18">strength</text:span><text:span text:style-name="T2">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2">During </text:span><text:span text:style-name="T19">move</text:span><text:span text:style-name="T2"> input, you can use the </text:span><text:span text:style-name="T19">fight</text:span><text:span text:style-name="T2">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513cm" draw:z-index="12"><draw:image xlink:href="Pictures/10000001000007E0000005CC1100486D.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high score list: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High score list on the VEGA server: View the high score list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text:soft-page-break/>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26">settings</text:span>: <text:span text:style-name="T26">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 If you choose "Infinite", play until there is only one player left.</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27">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8">the combat strength, </text:span>the $ supplies and space<text:soft-page-break/>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29">Fight</text:span> simulation: Here you can try out VEGA's <text:span text:style-name="T30">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1">You can get the latest VEGA build</text:span> <text:a xlink:type="simple" xlink:href="https://github.com/spielwitz/vega/tree/master/release" text:style-name="Internet_20_link" text:visited-style-name="Visited_20_Internet_20_Link"><text:span text:style-name="T31">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text:soft-page-break/>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text:soft-page-break/>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2">"</text:span>Settings &gt; VEGA <text:span text:style-name="T32">s</text:span>erver <text:span text:style-name="T32">s</text:span>ettings<text:span text:style-name="T32">"</text:span> in the menu. When you start it for the first time, you have to assign a password for <text:span text:style-name="T32">credentials</text:span>. First import the admin <text:span text:style-name="T32">credentials</text:span> under <text:span text:style-name="T32">"Credentials</text:span> &gt; + &gt; Active user from a file<text:span text:style-name="T32">"</text:span>. These were written to the <text:span text:style-name="T32">file </text:span>"_ADMIN_[ServerUrl]_[ServerPort]" in<text:span text:style-name="T32">side</text:span> the "ServerData" directory when setting up the VEGA server.</text:p>
      <text:p text:style-name="P10">In the "Server <text:span text:style-name="T32">administration</text:span>" tab you will find information about the server. There you can also <text:span text:style-name="T33">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text:soft-page-break/>As an admin, navigate to the menu list in the Vega.jar program to "Settings &gt; VEGA <text:span text:style-name="T34">s</text:span>erver <text:span text:style-name="T34">s</text:span>ettings &gt; Server <text:span text:style-name="T34">administration</text:span>". There you click the "Create new user" button and enter the new user's data. Then select "<text:span text:style-name="T34">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5">dialog </text:span>you can change the name and email of users, but not their user ID.</text:p>
      <text:p text:style-name="P10">If a user <text:span text:style-name="T35">his server</text:span> credentials, select the <text:span text:style-name="T35">"</text:span>Renew credentials<text:span text:style-name="T35">"</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5">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6">T</text:span>he VEGA Server stores its user and game data in subdirectories of the "<text:span text:style-name="T36">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7">s</text:span>erver <text:span text:style-name="T37">s</text:span>ettings". Please see the email you received from the server admin for specific instructions.</text:p>
      <text:p text:style-name="P10"><text:soft-page-break/>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7">host</text:span>. He is always the first player in the player list. Only the game <text:span text:style-name="T37">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37">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50"><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4T21:33:03.222688715</dc:date>
    <meta:editing-duration>P19DT11H23M38S</meta:editing-duration>
    <meta:editing-cycles>1701</meta:editing-cycles>
    <meta:generator>LibreOffice/24.8.2.1$MacOSX_AARCH64 LibreOffice_project/0f794b6e29741098670a3b95d60478a65d05ef13</meta:generator>
    <meta:print-date>2025-01-04T21:32:57.467016990</meta:print-date>
    <meta:printed-by>PDF-Dateien</meta:printed-by>
    <meta:document-statistic meta:table-count="3" meta:image-count="13" meta:object-count="0" meta:page-count="22" meta:paragraph-count="401" meta:word-count="7705" meta:character-count="44843" meta:non-whitespace-character-count="36642"/>
  </office:meta>
</office:document-meta>
</file>